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46C4C46E1B380944.png" manifest:media-type="image/png"/>
  <manifest:file-entry manifest:full-path="Pictures/1000000000000780000004B0F08498CF4C26AE90.png" manifest:media-type="image/png"/>
  <manifest:file-entry manifest:full-path="Pictures/1000000000000780000004B0CA436C73E6D2B1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-0.802in" svg:y="-0.7874in" svg:width="10.9693in" svg:height="6.8547in" draw:z-index="0"><draw:image xlink:href="Pictures/1000000000000780000004B0F08498CF4C26AE90.png" xlink:type="simple" xlink:show="embed" xlink:actuate="onLoad" loext:mime-type="image/png"/></draw:frame></text:p>
      <text:p text:style-name="P1"><draw:frame draw:style-name="fr1" draw:name="Image2" text:anchor-type="paragraph" svg:width="9.4252in" svg:height="5.8902in" draw:z-index="1"><draw:image xlink:href="Pictures/1000000000000780000004B0CA436C73E6D2B13A.png" xlink:type="simple" xlink:show="embed" xlink:actuate="onLoad" loext:mime-type="image/png"/></draw:frame></text:p>
      <text:p text:style-name="P1"><draw:frame draw:style-name="fr1" draw:name="Image3" text:anchor-type="paragraph" svg:width="9.4252in" svg:height="5.8902in" draw:z-index="2"><draw:image xlink:href="Pictures/1000000000000780000004B046C4C46E1B3809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9T22:04:54.592000000</meta:creation-date>
    <dc:date>2020-11-29T22:09:58.504000000</dc:date>
    <meta:editing-duration>PT5M8S</meta:editing-duration>
    <meta:editing-cycles>3</meta:editing-cycles>
    <meta:generator>LibreOffice/6.3.2.2$Windows_X86_64 LibreOffice_project/98b30e735bda24bc04ab42594c85f7fd8be07b9c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